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1" style:family="table">
      <style:table-properties style:width="17cm" fo:margin-left="0cm" fo:margin-right="0cm" fo:margin-top="0.3cm" fo:margin-bottom="0.3cm" table:align="margins" style:may-break-between-rows="true"/>
    </style:style>
    <style:style style:name="Table11.A" style:family="table-column">
      <style:table-column-properties style:column-width="4.3cm" style:rel-column-width="16577*"/>
    </style:style>
    <style:style style:name="Table11.B" style:family="table-column">
      <style:table-column-properties style:column-width="5.99cm" style:rel-column-width="23091*"/>
    </style:style>
    <style:style style:name="Table11.C" style:family="table-column">
      <style:table-column-properties style:column-width="6.71cm" style:rel-column-width="25867*"/>
    </style:style>
    <style:style style:name="Table11.1" style:family="table-row">
      <style:table-row-properties fo:keep-together="always"/>
    </style:style>
    <style:style style:name="Table1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011cm" fo:margin-left="0cm" fo:margin-top="0cm" fo:margin-bottom="0.101cm" table:align="left"/>
    </style:style>
    <style:style style:name="Table1.A" style:family="table-column">
      <style:table-column-properties style:column-width="7.504cm"/>
    </style:style>
    <style:style style:name="Table1.B" style:family="table-column">
      <style:table-column-properties style:column-width="9.507cm"/>
    </style:style>
    <style:style style:name="Table1.A1" style:family="table-cell">
      <style:table-cell-properties fo:padding="0cm" fo:border="none"/>
    </style:style>
    <style:style style:name="Table4" style:family="table">
      <style:table-properties style:width="15.944cm" fo:margin-left="1.005cm" fo:margin-right="0.051cm" fo:margin-top="0cm" fo:margin-bottom="0.499cm" table:align="margins"/>
    </style:style>
    <style:style style:name="Table4.A" style:family="table-column">
      <style:table-column-properties style:column-width="2.401cm" style:rel-column-width="9867*"/>
    </style:style>
    <style:style style:name="Table4.B" style:family="table-column">
      <style:table-column-properties style:column-width="2.679cm" style:rel-column-width="11013*"/>
    </style:style>
    <style:style style:name="Table4.C" style:family="table-column">
      <style:table-column-properties style:column-width="2.214cm" style:rel-column-width="9099*"/>
    </style:style>
    <style:style style:name="Table4.E" style:family="table-column">
      <style:table-column-properties style:column-width="2.284cm" style:rel-column-width="9389*"/>
    </style:style>
    <style:style style:name="Table4.F" style:family="table-column">
      <style:table-column-properties style:column-width="4.152cm" style:rel-column-width="17068*"/>
    </style:style>
    <style:style style:name="Table4.A1" style:family="table-cell">
      <style:table-cell-properties fo:background-color="transparent" fo:padding="0cm" fo:border="none">
        <style:background-image/>
      </style:table-cell-properties>
    </style:style>
    <style:style style:name="Table4.5" style:family="table-row">
      <style:table-row-properties style:min-row-height="0.524cm"/>
    </style:style>
    <style:style style:name="Table5" style:family="table">
      <style:table-properties style:width="17cm" fo:margin-top="0cm" fo:margin-bottom="0.254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cm" fo:border="none"/>
    </style:style>
    <style:style style:name="Table6" style:family="table">
      <style:table-properties style:width="17cm" fo:margin-top="0cm" fo:margin-bottom="0.254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cm" fo:border="none"/>
    </style:style>
    <style:style style:name="Table6.4" style:family="table-row">
      <style:table-row-properties style:min-row-height="0.547cm"/>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fab5a6"/>
    </style:style>
    <style:style style:name="P3" style:family="paragraph" style:parent-style-name="Footer">
      <style:text-properties officeooo:paragraph-rsid="0029a911"/>
    </style:style>
    <style:style style:name="P4" style:family="paragraph" style:parent-style-name="Text_20_body">
      <style:paragraph-properties fo:margin-top="0cm" fo:margin-bottom="0cm" loext:contextual-spacing="false"/>
      <style:text-properties officeooo:rsid="00c5dc8b" officeooo:paragraph-rsid="00d9bf0e"/>
    </style:style>
    <style:style style:name="P5" style:family="paragraph" style:parent-style-name="Text_20_body">
      <style:paragraph-properties fo:margin-top="0cm" fo:margin-bottom="0cm" loext:contextual-spacing="false"/>
      <style:text-properties officeooo:paragraph-rsid="00a63dc4"/>
    </style:style>
    <style:style style:name="P6" style:family="paragraph" style:parent-style-name="Text_20_body">
      <style:paragraph-properties fo:margin-top="0cm" fo:margin-bottom="0cm" loext:contextual-spacing="false"/>
      <style:text-properties officeooo:rsid="00f7cb87" officeooo:paragraph-rsid="00f7cb87"/>
    </style:style>
    <style:style style:name="P7" style:family="paragraph" style:parent-style-name="Text_20_body">
      <style:paragraph-properties fo:margin-top="0cm" fo:margin-bottom="0cm" loext:contextual-spacing="false"/>
      <style:text-properties officeooo:rsid="00eddbef" officeooo:paragraph-rsid="00eddbef"/>
    </style:style>
    <style:style style:name="P8" style:family="paragraph" style:parent-style-name="Text_20_body">
      <style:paragraph-properties fo:margin-top="0cm" fo:margin-bottom="0cm" loext:contextual-spacing="false"/>
      <style:text-properties officeooo:rsid="00fd74fb" officeooo:paragraph-rsid="00fd74fb"/>
    </style:style>
    <style:style style:name="P9" style:family="paragraph" style:parent-style-name="Text_20_body">
      <style:paragraph-properties fo:margin-top="0cm" fo:margin-bottom="0cm" loext:contextual-spacing="false"/>
      <style:text-properties style:font-name="Liberation Sans" fo:font-size="11pt" officeooo:rsid="0105a17c" officeooo:paragraph-rsid="0105a17c" style:font-size-asian="10.5pt"/>
    </style:style>
    <style:style style:name="P10" style:family="paragraph" style:parent-style-name="Text_20_body_20_indent">
      <style:paragraph-properties fo:margin-top="0cm" fo:margin-bottom="0cm" loext:contextual-spacing="false"/>
      <style:text-properties officeooo:paragraph-rsid="00a63dc4"/>
    </style:style>
    <style:style style:name="P11" style:family="paragraph" style:parent-style-name="Text_20_body_20_indent">
      <style:paragraph-properties fo:margin-top="0cm" fo:margin-bottom="0cm" loext:contextual-spacing="false"/>
      <style:text-properties officeooo:rsid="0028841e" officeooo:paragraph-rsid="00a63dc4"/>
    </style:style>
    <style:style style:name="P12" style:family="paragraph" style:parent-style-name="Text_20_body_20_indent">
      <style:paragraph-properties fo:margin-top="0cm" fo:margin-bottom="0cm" loext:contextual-spacing="false"/>
      <style:text-properties officeooo:rsid="0028841e" officeooo:paragraph-rsid="00ab05ac"/>
    </style:style>
    <style:style style:name="P13" style:family="paragraph" style:parent-style-name="Text_20_body_20_indent">
      <style:paragraph-properties fo:margin-top="0cm" fo:margin-bottom="0cm" loext:contextual-spacing="false"/>
      <style:text-properties officeooo:rsid="0028841e" officeooo:paragraph-rsid="00c5dc8b"/>
    </style:style>
    <style:style style:name="P14" style:family="paragraph" style:parent-style-name="Text_20_body_20_indent">
      <style:paragraph-properties fo:margin-top="0cm" fo:margin-bottom="0cm" loext:contextual-spacing="false"/>
      <style:text-properties officeooo:rsid="00ab05ac" officeooo:paragraph-rsid="00ab05ac"/>
    </style:style>
    <style:style style:name="P15" style:family="paragraph" style:parent-style-name="Text_20_body">
      <style:text-properties fo:language="en" fo:country="US" officeooo:rsid="001f0121" officeooo:paragraph-rsid="001f0121"/>
    </style:style>
    <style:style style:name="P16" style:family="paragraph" style:parent-style-name="Text_20_body">
      <style:text-properties fo:language="en" fo:country="US" officeooo:rsid="001f0121" officeooo:paragraph-rsid="00733b65"/>
    </style:style>
    <style:style style:name="P17" style:family="paragraph" style:parent-style-name="Text_20_body">
      <style:text-properties officeooo:paragraph-rsid="00a63dc4"/>
    </style:style>
    <style:style style:name="P18" style:family="paragraph" style:parent-style-name="Text_20_body">
      <style:text-properties officeooo:rsid="00a87f4d" officeooo:paragraph-rsid="00a87f4d"/>
    </style:style>
    <style:style style:name="P19" style:family="paragraph" style:parent-style-name="Text_20_body">
      <style:text-properties officeooo:paragraph-rsid="00733b65"/>
    </style:style>
    <style:style style:name="P20" style:family="paragraph" style:parent-style-name="Text_20_body">
      <style:text-properties officeooo:paragraph-rsid="00bc10ac"/>
    </style:style>
    <style:style style:name="P21" style:family="paragraph" style:parent-style-name="Text_20_body">
      <style:text-properties officeooo:paragraph-rsid="00d54e5f"/>
    </style:style>
    <style:style style:name="P22" style:family="paragraph" style:parent-style-name="Text_20_body">
      <style:text-properties officeooo:rsid="00d9bf0e" officeooo:paragraph-rsid="00d9bf0e"/>
    </style:style>
    <style:style style:name="P23" style:family="paragraph" style:parent-style-name="Text_20_body">
      <style:text-properties officeooo:paragraph-rsid="00dc1fbf"/>
    </style:style>
    <style:style style:name="P24" style:family="paragraph" style:parent-style-name="Text_20_body">
      <style:text-properties officeooo:paragraph-rsid="0109b535"/>
    </style:style>
    <style:style style:name="P25" style:family="paragraph" style:parent-style-name="Text_20_body">
      <style:text-properties officeooo:paragraph-rsid="010b850e"/>
    </style:style>
    <style:style style:name="P26" style:family="paragraph" style:parent-style-name="Text_20_Note">
      <style:text-properties officeooo:paragraph-rsid="00a63dc4"/>
    </style:style>
    <style:style style:name="P27" style:family="paragraph" style:parent-style-name="Text_20_body_20_indent">
      <style:text-properties officeooo:paragraph-rsid="00a63dc4"/>
    </style:style>
    <style:style style:name="P28" style:family="paragraph" style:parent-style-name="Text_20_body_20_indent">
      <style:text-properties officeooo:paragraph-rsid="00ab05ac"/>
    </style:style>
    <style:style style:name="P29" style:family="paragraph" style:parent-style-name="Text_20_body_20_indent">
      <style:text-properties officeooo:paragraph-rsid="01036a6f"/>
    </style:style>
    <style:style style:name="P30" style:family="paragraph" style:parent-style-name="Subtitle">
      <style:text-properties fo:language="en" fo:country="US" officeooo:rsid="001f0121"/>
    </style:style>
    <style:style style:name="P31" style:family="paragraph" style:parent-style-name="Table_20_Contents">
      <style:text-properties officeooo:paragraph-rsid="00c9407b"/>
    </style:style>
    <style:style style:name="P32" style:family="paragraph" style:parent-style-name="Table_20_Heading">
      <style:text-properties fo:font-size="10.5pt" officeooo:paragraph-rsid="00c9407b" style:font-size-asian="10.5pt" style:font-size-complex="10.5pt"/>
    </style:style>
    <style:style style:name="P33" style:family="paragraph" style:parent-style-name="Guide_20_Name">
      <style:text-properties fo:language="en" fo:country="US" officeooo:rsid="001f0121" officeooo:paragraph-rsid="00a49c0f"/>
    </style:style>
    <style:style style:name="P34" style:family="paragraph" style:parent-style-name="Title">
      <style:text-properties fo:language="en" fo:country="US" officeooo:rsid="001f0121" officeooo:paragraph-rsid="00a49c0f"/>
    </style:style>
    <style:style style:name="P35" style:family="paragraph" style:parent-style-name="Text_20_Body_20_List_20_Intro">
      <style:text-properties officeooo:paragraph-rsid="00a63dc4"/>
    </style:style>
    <style:style style:name="P36" style:family="paragraph" style:parent-style-name="Standard">
      <style:text-properties officeooo:paragraph-rsid="00c9407b"/>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paragraph-rsid="00d87ecb"/>
    </style:style>
    <style:style style:name="P40"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paragraph-rsid="00f37d65"/>
    </style:style>
    <style:style style:name="P41"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rsid="001f851a" officeooo:paragraph-rsid="00ad068e"/>
    </style:style>
    <style:style style:name="P42"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paragraph-rsid="00ad068e"/>
    </style:style>
    <style:style style:name="P43" style:family="paragraph" style:parent-style-name="Text_20_body_20_indent">
      <style:paragraph-properties fo:margin-top="0cm" fo:margin-bottom="0.101cm" loext:contextual-spacing="false" style:writing-mode="page"/>
      <style:text-properties officeooo:paragraph-rsid="00f37d65"/>
    </style:style>
    <style:style style:name="P44" style:family="paragraph" style:parent-style-name="Text_20_body_20_indent">
      <style:paragraph-properties fo:margin-top="0cm" fo:margin-bottom="0.101cm" loext:contextual-spacing="false" style:writing-mode="page"/>
      <style:text-properties officeooo:paragraph-rsid="00d87ecb"/>
    </style:style>
    <style:style style:name="P45" style:family="paragraph" style:parent-style-name="Text_20_body_20_indent">
      <style:paragraph-properties fo:margin-top="0cm" fo:margin-bottom="0.101cm" loext:contextual-spacing="false" style:writing-mode="page"/>
      <style:text-properties officeooo:rsid="001f851a" officeooo:paragraph-rsid="00f37d65"/>
    </style:style>
    <style:style style:name="P46" style:family="paragraph" style:parent-style-name="Text_20_body_20_indent">
      <style:paragraph-properties fo:margin-top="0cm" fo:margin-bottom="0.101cm" loext:contextual-spacing="false" style:writing-mode="page"/>
      <style:text-properties officeooo:rsid="001f851a" officeooo:paragraph-rsid="00afa92a"/>
    </style:style>
    <style:style style:name="P47" style:family="paragraph" style:parent-style-name="Text_20_body_20_indent">
      <style:paragraph-properties fo:margin-top="0cm" fo:margin-bottom="0.101cm" loext:contextual-spacing="false" style:writing-mode="page"/>
      <style:text-properties officeooo:paragraph-rsid="00ad068e"/>
    </style:style>
    <style:style style:name="P48" style:family="paragraph" style:parent-style-name="Standard">
      <style:paragraph-properties fo:margin-top="0cm" fo:margin-bottom="0.101cm" loext:contextual-spacing="false" style:writing-mode="page"/>
      <style:text-properties officeooo:paragraph-rsid="00d87ecb"/>
    </style:style>
    <style:style style:name="P49" style:family="paragraph" style:parent-style-name="Contents_20_3">
      <style:paragraph-properties>
        <style:tab-stops>
          <style:tab-stop style:position="15.984cm" style:type="right" style:leader-style="dotted" style:leader-text="."/>
        </style:tab-stops>
      </style:paragraph-properties>
    </style:style>
    <style:style style:name="P50" style:family="paragraph" style:parent-style-name="Footnote">
      <style:text-properties officeooo:paragraph-rsid="00be688b"/>
    </style:style>
    <style:style style:name="P5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2" style:family="paragraph" style:parent-style-name="Text_20_body_20_indent">
      <style:paragraph-properties fo:margin-top="0cm" fo:margin-bottom="0cm" loext:contextual-spacing="false"/>
      <style:text-properties officeooo:rsid="00ab05ac" officeooo:paragraph-rsid="00a63dc4"/>
    </style:style>
    <style:style style:name="P53" style:family="paragraph" style:parent-style-name="Text_20_body_20_indent">
      <style:paragraph-properties fo:margin-top="0cm" fo:margin-bottom="0cm" loext:contextual-spacing="false"/>
      <style:text-properties officeooo:rsid="0028841e" officeooo:paragraph-rsid="00ab05ac"/>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Contents_20_3">
      <style:paragraph-properties>
        <style:tab-stops>
          <style:tab-stop style:position="15.984cm" style:type="right" style:leader-style="dotted" style:leader-text="."/>
        </style:tab-stops>
      </style:paragraph-properties>
    </style:style>
    <style:style style:name="P57" style:family="paragraph" style:parent-style-name="Heading_20_1">
      <style:text-properties officeooo:paragraph-rsid="00a63dc4"/>
    </style:style>
    <style:style style:name="P58" style:family="paragraph" style:parent-style-name="Heading_20_1">
      <style:text-properties officeooo:paragraph-rsid="00fdb33c"/>
    </style:style>
    <style:style style:name="P59" style:family="paragraph" style:parent-style-name="Heading_20_1" style:master-page-name="Front_20_Matter">
      <style:paragraph-properties style:page-number="auto"/>
      <style:text-properties fo:language="en" fo:country="US"/>
    </style:style>
    <style:style style:name="P60" style:family="paragraph" style:parent-style-name="Heading_20_1" style:master-page-name="Standard">
      <style:paragraph-properties style:page-number="auto" fo:break-before="auto" fo:break-after="auto"/>
      <style:text-properties fo:language="en" fo:country="US" officeooo:paragraph-rsid="00a63dc4"/>
    </style:style>
    <style:style style:name="P61" style:family="paragraph" style:parent-style-name="Heading_20_2">
      <style:text-properties officeooo:paragraph-rsid="00916c9a"/>
    </style:style>
    <style:style style:name="P62" style:family="paragraph" style:parent-style-name="Heading_20_2">
      <style:text-properties officeooo:paragraph-rsid="00a63dc4"/>
    </style:style>
    <style:style style:name="P63" style:family="paragraph" style:parent-style-name="Heading_20_2">
      <style:text-properties officeooo:paragraph-rsid="00d87ecb"/>
    </style:style>
    <style:style style:name="P64" style:family="paragraph" style:parent-style-name="Heading_20_Note">
      <style:text-properties officeooo:paragraph-rsid="00a63dc4"/>
    </style:style>
    <style:style style:name="P65" style:family="paragraph" style:parent-style-name="Heading_20_Tip">
      <style:text-properties officeooo:paragraph-rsid="00a63dc4"/>
    </style:style>
    <style:style style:name="P66" style:family="paragraph" style:parent-style-name="List_20_1">
      <style:text-properties officeooo:paragraph-rsid="00a63dc4"/>
    </style:style>
    <style:style style:name="P67" style:family="paragraph" style:parent-style-name="Text_20_body">
      <style:paragraph-properties fo:margin-top="0cm" fo:margin-bottom="0cm" loext:contextual-spacing="false"/>
      <style:text-properties officeooo:rsid="010de9e6" officeooo:paragraph-rsid="010de9e6"/>
    </style:style>
    <style:style style:name="P68" style:family="paragraph" style:parent-style-name="Text_20_body">
      <style:paragraph-properties fo:margin-top="0cm" fo:margin-bottom="0cm" loext:contextual-spacing="false"/>
      <style:text-properties officeooo:paragraph-rsid="00a63dc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0fd74fb" style:font-size-asian="10pt" style:font-style-asian="italic" style:font-size-complex="10pt" style:font-style-complex="italic"/>
    </style:style>
    <style:style style:name="T6" style:family="text">
      <style:text-properties fo:language="en" fo:country="US" officeooo:rsid="00b9d64e"/>
    </style:style>
    <style:style style:name="T7" style:family="text">
      <style:text-properties officeooo:rsid="00fab5a6"/>
    </style:style>
    <style:style style:name="T8" style:family="text">
      <style:text-properties officeooo:rsid="00fd74fb"/>
    </style:style>
    <style:style style:name="T9" style:family="text">
      <style:text-properties style:font-name="Liberation Sans" fo:font-size="11pt" officeooo:rsid="00fd74fb" style:font-size-asian="10.5pt"/>
    </style:style>
    <style:style style:name="T10" style:family="text">
      <style:text-properties style:font-name="Liberation Sans" fo:font-size="11pt" officeooo:rsid="001f851a" style:font-size-asian="10.5pt"/>
    </style:style>
    <style:style style:name="T11" style:family="text">
      <style:text-properties style:font-name="Liberation Sans" fo:font-size="11pt" officeooo:rsid="00fdb33c" style:font-size-asian="10.5pt"/>
    </style:style>
    <style:style style:name="T12" style:family="text">
      <style:text-properties style:font-name="Liberation Sans" fo:font-size="11pt" officeooo:rsid="00ff7e37" style:font-size-asian="10.5pt"/>
    </style:style>
    <style:style style:name="T13" style:family="text">
      <style:text-properties style:font-name="Liberation Sans" fo:font-size="11pt" officeooo:rsid="01036a6f" style:font-size-asian="10.5pt"/>
    </style:style>
    <style:style style:name="T14" style:family="text">
      <style:text-properties officeooo:rsid="00fdb33c"/>
    </style:style>
    <style:style style:name="T15" style:family="text">
      <style:text-properties officeooo:rsid="001f851a"/>
    </style:style>
    <style:style style:name="T16" style:family="text">
      <style:text-properties officeooo:rsid="00ff7e37"/>
    </style:style>
    <style:style style:name="T17" style:family="text">
      <style:text-properties officeooo:rsid="01017048"/>
    </style:style>
    <style:style style:name="T18" style:family="text">
      <style:text-properties officeooo:rsid="01032722"/>
    </style:style>
    <style:style style:name="T19" style:family="text">
      <style:text-properties officeooo:rsid="01036a6f"/>
    </style:style>
    <style:style style:name="T20" style:family="text">
      <style:text-properties officeooo:rsid="0105a17c"/>
    </style:style>
    <style:style style:name="T21" style:family="text">
      <style:text-properties officeooo:rsid="01060a0f"/>
    </style:style>
    <style:style style:name="T22" style:family="text">
      <style:text-properties officeooo:rsid="00be688b"/>
    </style:style>
    <style:style style:name="T23" style:family="text">
      <style:text-properties officeooo:rsid="0106f5ec"/>
    </style:style>
    <style:style style:name="T24" style:family="text">
      <style:text-properties officeooo:rsid="00ab05ac"/>
    </style:style>
    <style:style style:name="T25" style:family="text">
      <style:text-properties officeooo:rsid="0108c6fa"/>
    </style:style>
    <style:style style:name="T26" style:family="text">
      <style:text-properties officeooo:rsid="01095930"/>
    </style:style>
    <style:style style:name="T27" style:family="text">
      <style:text-properties officeooo:rsid="0109b535"/>
    </style:style>
    <style:style style:name="T28" style:family="text">
      <style:text-properties officeooo:rsid="010b850e"/>
    </style:style>
    <style:style style:name="T29" style:family="text">
      <style:text-properties officeooo:rsid="010de9e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33"><draw:frame draw:style-name="fr1" draw:name="Image1" text:anchor-type="paragraph" svg:x="3.47cm" svg:y="0.45cm" svg:width="8.467cm" svg:height="1.778cm" draw:z-index="0"><draw:image xlink:href="Pictures/10000201000003E8000000D294EF144526FC4FEE.png" xlink:type="simple" xlink:show="embed" xlink:actuate="onLoad" loext:mime-type="image/png"/></draw:frame>Začínáme s programem LibreOffice</text:p>
      <text:p text:style-name="P34">Příloha B <text:s/><text:line-break/>Otevřený software, otevřené standardy, OpenDocument</text:p>
      <text:p text:style-name="P30"/>
      <text:section text:style-name="Sect1" text:name="GS6016S1" text:condition="ooow:book eq 1" text:display="condition">
        <text:h text:style-name="P59" text:outline-level="1"><text:bookmark-start text:name="__RefHeading__5636_1566568644"/>Autorská práva<text:bookmark-end text:name="__RefHeading__5636_1566568644"/></text:h>
        <text:p text:style-name="P19">Tento dokument je duševním vlastnictvím skupiny LibreOffice Documentation Team Copyrigh© <text:span text:style-name="T9">20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16">Všechny ochranné známky uvedené v této příručce patří jejich vlastníkům.</text:p>
        <text:h text:style-name="Heading_20_2" text:outline-level="2"><text:bookmark-start text:name="__RefHeading__5638_1566568644"/>Přispěvatelé<text:bookmark-end text:name="__RefHeading__5638_1566568644"/></text:h>
        <text:h text:style-name="Heading_20_3" text:outline-level="3"><text:bookmark-start text:name="__RefHeading___Toc1891_1436425798"/>Pro toto vydání<text:bookmark-end text:name="__RefHeading___Toc1891_1436425798"/></text:h>
        <table:table table:name="Table3" table:style-name="Table3">
          <table:table-column table:style-name="Table3.A"/>
          <table:table-column table:style-name="Table3.B"/>
          <table:table-column table:style-name="Table3.C"/>
          <table:table-row>
            <table:table-cell table:style-name="Table3.A1" office:value-type="string">
              <text:p text:style-name="P9">Jean Hollis Weber</text:p>
            </table:table-cell>
            <table:table-cell table:style-name="Table3.A1" office:value-type="string">
              <text:p text:style-name="P9">Steve Fanning</text:p>
            </table:table-cell>
            <table:table-cell table:style-name="Table3.A1" office:value-type="string">
              <text:p text:style-name="P67">Kees Kriek</text:p>
            </table:table-cell>
          </table:table-row>
        </table:table>
        <text:h text:style-name="Heading_20_3" text:outline-level="3"><text:bookmark-start text:name="__RefHeading___Toc1893_1436425798"/>Pro předchozí vydání<text:bookmark-end text:name="__RefHeading___Toc1893_1436425798"/></text:h>
        <table:table table:name="Table2" table:style-name="Table2">
          <table:table-column table:style-name="Table2.A"/>
          <table:table-column table:style-name="Table2.B"/>
          <table:table-column table:style-name="Table2.C"/>
          <table:table-row>
            <table:table-cell table:style-name="Table2.A1" office:value-type="string">
              <text:p text:style-name="P4">Olivier Hallot</text:p>
            </table:table-cell>
            <table:table-cell table:style-name="Table2.A1" office:value-type="string">
              <text:p text:style-name="P7">Valerii Goncharuk</text:p>
            </table:table-cell>
            <table:table-cell table:style-name="Table2.A1" office:value-type="string">
              <text:p text:style-name="P8">Jean Hollis Weber</text:p>
            </table:table-cell>
          </table:table-row>
          <table:table-row>
            <table:table-cell table:style-name="Table2.A1" office:value-type="string">
              <text:p text:style-name="P6">Dave Barton</text:p>
            </table:table-cell>
            <table:table-cell table:style-name="Table2.A1" office:value-type="string">
              <text:p text:style-name="P6">Andrew Jensen</text:p>
            </table:table-cell>
            <table:table-cell table:style-name="Table2.A1" office:value-type="string">
              <text:p text:style-name="P8">Peter Schofield</text:p>
            </table:table-cell>
          </table:table-row>
        </table:table>
        <text:h text:style-name="Heading_20_2" text:outline-level="2"><text:bookmark-start text:name="__RefHeading__5640_1566568644"/>Zpětná vazba<text:bookmark-end text:name="__RefHeading__5640_1566568644"/></text:h>
        <text:p text:style-name="P1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316253525"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61" text:outline-level="2"><text:bookmark-start text:name="__RefHeading__5644_1566568644"/>Datum vydání a verze programu<text:bookmark-end text:name="__RefHeading__5644_1566568644"/></text:h>
        <text:p text:style-name="P15">Anglický originál byl vydán v <text:date style:data-style-name="N34" text:date-value="2020-02-29T11:40:19.400999788">únoru</text:date><text:s/><text:date style:data-style-name="N107" text:date-value="2020-02-29T11:40:19.400999788">2020</text:date>. Kniha je určena pro LibreOffice 6.<text:span text:style-name="T8">4</text:span>.</text:p>
        <text:h text:style-name="Heading_20_2" text:outline-level="2"><text:bookmark-start text:name="__RefHeading__10532_462712302"/>Poznámka pro uživatele systému <text:span text:style-name="T7">m</text:span>ac<text:span text:style-name="T7">OS</text:span><text:bookmark-end text:name="__RefHeading__10532_462712302"/></text:h>
        <text:p text:style-name="P19">Některé klávesové zkratky a položky nabídek jsou v systému <text:span text:style-name="T7">m</text:span>ac<text:span text:style-name="T7">OS</text:span> jiné než v systémech Windows a Linux. V následující tabulce jsou uvedeny nejdůležitější rozdíly, které se týkají informací v této kapitole. Podrobnější seznam se nachází v nápovědě k aplikaci.</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2">Windows nebo Linux</text:p>
            </table:table-cell>
            <table:table-cell table:style-name="Table11.A1" office:value-type="string">
              <text:p text:style-name="P32"><text:span text:style-name="T8">m</text:span>ac<text:span text:style-name="T7">OS</text:span> ekvivalent</text:p>
            </table:table-cell>
            <table:table-cell table:style-name="Table11.A1" office:value-type="string">
              <text:p text:style-name="P32">Akce</text:p>
            </table:table-cell>
          </table:table-row>
          <table:table-row table:style-name="Table11.1">
            <table:table-cell table:style-name="Table11.A2" office:value-type="string">
              <text:p text:style-name="P31"><text:span text:style-name="Strong_20_Emphasis">Nástroje &gt; Možnosti</text:span> </text:p>
            </table:table-cell>
            <table:table-cell table:style-name="Table11.B2" office:value-type="string">
              <text:p text:style-name="P31"><text:span text:style-name="Strong_20_Emphasis">LibreOffice &gt; Předvolby</text:span></text:p>
            </table:table-cell>
            <table:table-cell table:style-name="Table11.B2" office:value-type="string">
              <text:p text:style-name="P31">Otevřou se možnosti nastavení</text:p>
            </table:table-cell>
          </table:table-row>
          <table:table-row table:style-name="Table11.1">
            <table:table-cell table:style-name="Table11.A2" office:value-type="string">
              <text:p text:style-name="P31">Klepnutí pravým tlačítkem</text:p>
            </table:table-cell>
            <table:table-cell table:style-name="Table11.A2" office:value-type="string">
              <text:p text:style-name="P31">Ctrl + klepnutí a/nebo klepnutí pravým tlačítkem v závislosti na operačním systému počítače</text:p>
            </table:table-cell>
            <table:table-cell table:style-name="Table11.B2" office:value-type="string">
              <text:p text:style-name="P31">Otevře se místní nabídka</text:p>
            </table:table-cell>
          </table:table-row>
          <table:table-row table:style-name="Table11.1">
            <table:table-cell table:style-name="Table11.A2" office:value-type="string">
              <text:p text:style-name="P31"><text:span text:style-name="Keystroke">Ctrl (Control)</text:span></text:p>
            </table:table-cell>
            <table:table-cell table:style-name="Table11.A2" office:value-type="string">
              <text:p text:style-name="P31"><text:span text:style-name="Keystroke">⌘ (Command)</text:span></text:p>
            </table:table-cell>
            <table:table-cell table:style-name="Table11.A2" office:value-type="string">
              <text:p text:style-name="P31">Používá se také s dalšími klávesami</text:p>
            </table:table-cell>
          </table:table-row>
          <table:table-row table:style-name="Table11.1">
            <table:table-cell table:style-name="Table11.A2" office:value-type="string">
              <text:p text:style-name="P31"><text:span text:style-name="Keystroke">F5</text:span></text:p>
            </table:table-cell>
            <table:table-cell table:style-name="Table11.A2" office:value-type="string">
              <text:p text:style-name="P31"><text:span text:style-name="Keystroke">Shift + ⌘ + F5</text:span></text:p>
            </table:table-cell>
            <table:table-cell table:style-name="Table11.A2" office:value-type="string">
              <text:p text:style-name="P31">Otevře se Navigátor</text:p>
            </table:table-cell>
          </table:table-row>
          <table:table-row table:style-name="Table11.1">
            <table:table-cell table:style-name="Table11.A2" office:value-type="string">
              <text:p text:style-name="P31"><text:span text:style-name="Keystroke">F11</text:span></text:p>
            </table:table-cell>
            <table:table-cell table:style-name="Table11.A2" office:value-type="string">
              <text:p text:style-name="P31"><text:span text:style-name="Keystroke">⌘ + T</text:span></text:p>
            </table:table-cell>
            <table:table-cell table:style-name="Table11.A2" office:value-type="string">
              <text:p text:style-name="P31">Otevře se karta  <text:span text:style-name="T29">S</text:span><text:span text:style-name="T7">tyly na </text:span>postranní liště<text:span text:style-name="T7"/></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7"><text:a xlink:type="simple" xlink:href="#__RefHeading__5638_1566568644" text:style-name="Index_20_Link" text:visited-style-name="Index_20_Link">Přispěvatelé<text:tab/>2</text:a></text:p>
            <text:p text:style-name="P49"><text:a xlink:type="simple" xlink:href="#__RefHeading___Toc1891_1436425798" text:style-name="Index_20_Link" text:visited-style-name="Index_20_Link">Pro toto vydání<text:tab/>2</text:a></text:p>
            <text:p text:style-name="P49"><text:a xlink:type="simple" xlink:href="#__RefHeading___Toc1893_1436425798" text:style-name="Index_20_Link" text:visited-style-name="Index_20_Link">Pro předchozí vydání<text:tab/>2</text:a></text:p>
            <text:p text:style-name="P37"><text:a xlink:type="simple" xlink:href="#__RefHeading__5640_1566568644" text:style-name="Index_20_Link" text:visited-style-name="Index_20_Link">Zpětná vazba<text:tab/>2</text:a></text:p>
            <text:p text:style-name="P37"><text:a xlink:type="simple" xlink:href="#__RefHeading__5644_1566568644" text:style-name="Index_20_Link" text:visited-style-name="Index_20_Link">Datum vydání a verze programu<text:tab/>2</text:a></text:p>
            <text:p text:style-name="P37"><text:a xlink:type="simple" xlink:href="#__RefHeading__10532_462712302" text:style-name="Index_20_Link" text:visited-style-name="Index_20_Link">Poznámka pro uživatele systému macOS<text:tab/>2</text:a></text:p>
            <text:p text:style-name="P38"><text:a xlink:type="simple" xlink:href="#__RefHeading__5648_1566568644" text:style-name="Index_20_Link" text:visited-style-name="Index_20_Link">Úvod<text:tab/>4</text:a></text:p>
            <text:p text:style-name="P38"><text:a xlink:type="simple" xlink:href="#__RefHeading__182218_780470623" text:style-name="Index_20_Link" text:visited-style-name="Index_20_Link">Krátká historie LibreOffice<text:tab/>4</text:a></text:p>
            <text:p text:style-name="P38"><text:a xlink:type="simple" xlink:href="#__RefHeading__182220_780470623" text:style-name="Index_20_Link" text:visited-style-name="Index_20_Link">Komunita LibreOffice<text:tab/>4</text:a></text:p>
            <text:p text:style-name="P38"><text:a xlink:type="simple" xlink:href="#__RefHeading___Toc63528_3319712367" text:style-name="Index_20_Link" text:visited-style-name="Index_20_Link">Jakou licenci LibreOffice používá?<text:tab/>5</text:a></text:p>
            <text:p text:style-name="P38"><text:a xlink:type="simple" xlink:href="#__RefHeading__182224_780470623" text:style-name="Index_20_Link" text:visited-style-name="Index_20_Link">Co to je „otevřený software“?<text:tab/>5</text:a></text:p>
            <text:p text:style-name="P38"><text:a xlink:type="simple" xlink:href="#__RefHeading__3272_1372004992" text:style-name="Index_20_Link" text:visited-style-name="Index_20_Link">Co jsou „otevřené standardy“?<text:tab/>5</text:a></text:p>
            <text:p text:style-name="P38"><text:a xlink:type="simple" xlink:href="#__RefHeading__182226_780470623" text:style-name="Index_20_Link" text:visited-style-name="Index_20_Link">Co je OpenDocument?<text:tab/>5</text:a></text:p>
            <text:p text:style-name="P37"><text:a xlink:type="simple" xlink:href="#__RefHeading__3274_1372004992" text:style-name="Index_20_Link" text:visited-style-name="Index_20_Link">Přípony souborů formátu ODF<text:tab/>6</text:a></text:p>
            <text:p text:style-name="P38"><text:a xlink:type="simple" xlink:href="#__RefHeading__5835_1372004992" text:style-name="Index_20_Link" text:visited-style-name="Index_20_Link">Formáty souborů, které LibreOffice dokáže otevírat<text:tab/>6</text:a></text:p>
            <text:p text:style-name="P37"><text:a xlink:type="simple" xlink:href="#__RefHeading__182230_780470623" text:style-name="Index_20_Link" text:visited-style-name="Index_20_Link">Otevírání textových dokumentů<text:tab/>6</text:a></text:p>
            <text:p text:style-name="P37"><text:a xlink:type="simple" xlink:href="#__RefHeading__182232_780470623" text:style-name="Index_20_Link" text:visited-style-name="Index_20_Link">Otevírání tabulkových sešitů<text:tab/>7</text:a></text:p>
            <text:p text:style-name="P37"><text:a xlink:type="simple" xlink:href="#__RefHeading__182234_780470623" text:style-name="Index_20_Link" text:visited-style-name="Index_20_Link">Otevírání prezentací<text:tab/>7</text:a></text:p>
            <text:p text:style-name="P37"><text:a xlink:type="simple" xlink:href="#__RefHeading__182236_780470623" text:style-name="Index_20_Link" text:visited-style-name="Index_20_Link">Otevírání grafických souborů<text:tab/>7</text:a></text:p>
            <text:p text:style-name="P37"><text:a xlink:type="simple" xlink:href="#__RefHeading__182238_780470623" text:style-name="Index_20_Link" text:visited-style-name="Index_20_Link">Otevírání souborů se vzorci<text:tab/>8</text:a></text:p>
            <text:p text:style-name="P38"><text:a xlink:type="simple" xlink:href="#__RefHeading__182240_780470623" text:style-name="Index_20_Link" text:visited-style-name="Index_20_Link">Formáty souborů, které LibreOffice dokáže zapisovat<text:tab/>8</text:a></text:p>
            <text:p text:style-name="P37"><text:a xlink:type="simple" xlink:href="#__RefHeading__182242_780470623" text:style-name="Index_20_Link" text:visited-style-name="Index_20_Link">Ukládání textových dokumentů<text:tab/>8</text:a></text:p>
            <text:p text:style-name="P37"><text:a xlink:type="simple" xlink:href="#__RefHeading__182244_780470623" text:style-name="Index_20_Link" text:visited-style-name="Index_20_Link">Ukládání tabulkových souborů<text:tab/>8</text:a></text:p>
            <text:p text:style-name="P37"><text:a xlink:type="simple" xlink:href="#__RefHeading__182246_780470623" text:style-name="Index_20_Link" text:visited-style-name="Index_20_Link">Ukládání prezentací<text:tab/>9</text:a></text:p>
            <text:p text:style-name="P37"><text:a xlink:type="simple" xlink:href="#__RefHeading__182248_780470623" text:style-name="Index_20_Link" text:visited-style-name="Index_20_Link">Ukládání kreseb<text:tab/>9</text:a></text:p>
            <text:p text:style-name="P37"><text:a xlink:type="simple" xlink:href="#__RefHeading__182250_780470623" text:style-name="Index_20_Link" text:visited-style-name="Index_20_Link">LibreOffice Writer/Web při ukládání podporuje tyto formáty<text:tab/>9</text:a></text:p>
            <text:p text:style-name="P38"><text:a xlink:type="simple" xlink:href="#__RefHeading__184177_780470623" text:style-name="Index_20_Link" text:visited-style-name="Index_20_Link">Export do jiných formátů<text:tab/>9</text:a></text:p>
          </text:index-body>
        </text:table-of-content>
        <text:p text:style-name="P36"/>
      </text:section>
      <text:h text:style-name="P60" text:outline-level="1"><text:bookmark-start text:name="__RefHeading__5648_1566568644"/>Úvod<text:bookmark-end text:name="__RefHeading__5648_1566568644"/></text:h>
      <text:p text:style-name="P17">LibreOffice je kancelářský balík, který je kompatibilní s většinou nejrozšířenějších kancelářských balíků a je dostupný na různých platformách. Je to otevřený software, a proto se dá volně stáhnout, používat a šířit. Tato příloha obsahuje informace o jeho historii, jeho komunitě a některých technických vlastnostech.</text:p>
      <text:h text:style-name="P57" text:outline-level="1"><text:bookmark-start text:name="__RefHeading__182218_780470623"/>Krátká <text:alphabetical-index-mark-start text:id="IMark2817293586056"/> historie LibreOffice<text:bookmark-end text:name="__RefHeading__182218_780470623"/><text:alphabetical-index-mark-end text:id="IMark2817293586056"/></text:h>
      <text:p text:style-name="P17">Projekt OpenOffice.org, z něhož vznikl LibreOffice, začal, když společnost <text:alphabetical-index-mark text:string-value="Sun Microsystems "/> Sun Microsystems 13. října 2000 uvolnila pro komunitu zdrojový kód svého produktu StarOffice®. Produkt OpenOffice.org 1.0 byl vydán 30. dubna 2002. Později byly vydány i aktualizované verze - verze 2.0 v říjnu 2005 a verze 3.0 v říjnu 2008. 26. ledna 2010 byla společnost Sun Microsystems převzata společností Oracle Corporation.</text:p>
      <text:p text:style-name="P17">28. září 2010 dobrovolníci, kteří vyvíjeli a zlepšovali OpenOffice.org, oznámili významnou změnu ve struktuře projektu.<text:span text:style-name="T28"/>  Po deseti letech růstu za pomoci společnosti Sun Microsystems, která projekt také založila, byla na jeho základě založena nová nezávislá nadace s názvem The Document Foundation, aby naplnila slib nezávislosti, který byl součástí původních stanov. Tato nadace se stala základním kamenem nového ekosystému, v němž jednotlivci a organizace mohou spolupracovat na vývoji a současně mohou čerpat výhody z volně dostupného svobodného kancelářského balíku.</text:p>
      <text:p text:style-name="P17">Název chráněný obchodní známkou OpenOffice se nepodařilo od společnosti Oracle získat, proto společnost The Document Foundation pojmenovala svůj produkt názvem LibreOffice. V lednu 2011 byla vydána verze LibreOffice 3.3, která navazovala na číslování projektu OpenOffice.org. Zatím poslední verze 6.<text:span text:style-name="T8">4</text:span> byla vydána <text:span text:style-name="T8"/> v <text:span text:style-name="T9">lednu</text:span> 20<text:span text:style-name="T9">20</text:span>.</text:p>
      <text:p text:style-name="P17">V únoru 2012 byla The Document Foundation zaregistrována jako německá nadace. Více informací o The Document Foundation se nachází na adrese <text:a xlink:type="simple" xlink:href="https://www.documentfoundation.org/" text:style-name="Internet_20_link" text:visited-style-name="Visited_20_Internet_20_Link"><text:span text:style-name="T29">www.documentfoundation.org</text:span></text:a><text:span text:style-name="Internet_20_link"><text:span text:style-name="T20">.</text:span></text:span></text:p>
      <text:h text:style-name="P57" text:outline-level="1"><text:bookmark-start text:name="__RefHeading__182220_780470623"/>Komunita LibreOffice<text:bookmark-end text:name="__RefHeading__182220_780470623"/></text:h>
      <text:p text:style-name="P17">Úlohou nadace Document Foundation je:</text:p>
      <text:p text:style-name="P27">„... přetransformování komunity OpenOffice.org do nové otevřené a nezávislé meritokratické organizační struktury. Nezávislá nadace se lépe shoduje s hodnotami přispěvatelů, uživatelů a podporovatelů a umožní vytvořit účinnější a transparentnější komunitu přístupnou všem. Budeme chránit dřívější investice tím, že budeme stavět na úspěších předchozího desetiletí, podporovat širokou účast v komunitě a koordinovat aktivity komunity.“</text:p>
      <text:p text:style-name="P17">Mezi společnosti, které nás podporují, patří GNOME Foundation, Google, Red Hat <text:span text:style-name="T14">a Collabora</text:span>. Kromě toho se k našemu projektu vytvoření nejlepšího možného kancelářského balíku dostupného pro všechny přidalo více než 450.000 lidí z celého světa. Toto je podstata komunity kolem „otevřeného softwaru“!</text:p>
      <text:p text:style-name="P17">Díky své licenci otevřeného softwaru může být LibreOffice kancelářským balíkem dostupným pro každého a kdekoliv, a to pro osobní, tak i komerční účely. Software je přeložen do mnoha jazyků včetně českého jazyka a lze jej spustit ve všech hlavních operačních systémech. Nová funkce do něj může být přidána formou rozšíření.</text:p>
      <text:p text:style-name="P17">Komunita LibreOffice zve přispěvatele ze všech oblastí včetně překladatelů, softwarových vývojářů, grafiků, tvůrců technické dokumentace, redaktorů článků, sponzorů a lidí poskytujících podporu pro uživatele. Do LibreOffice můžete přispět mnoha způsoby podle vlastního zájmu. Komunita je díky internetu aktivní mezinárodně, ve všech časových pásmech a v mnoha jazycích na stránkách <text:a xlink:type="simple" xlink:href="https://www.libreoffice.org/" text:style-name="Internet_20_link" text:visited-style-name="Visited_20_Internet_20_Link"><text:span text:style-name="Internet_20_link">www.libreoffice.org</text:span></text:a> a <text:a xlink:type="simple" xlink:href="https://www.documentfoundation.org/" text:style-name="Internet_20_link" text:visited-style-name="Visited_20_Internet_20_Link"><text:span text:style-name="Internet_20_link">www.documentfoundation.org</text:span></text:a>.</text:p>
      <text:h text:style-name="P58" text:outline-level="1"><text:bookmark-start text:name="__DdeLink__973_1511919030"/><text:bookmark-start text:name="__RefHeading___Toc63528_3319712367"/><text:soft-page-break/>Jakou licenci LibreOffice používá?<text:bookmark-end text:name="__RefHeading___Toc63528_3319712367"/></text:h>
      <text:p text:style-name="P23">LibreOffice je šířen pod licencí Mozilla Public License (MPL) 2.0 (<text:a xlink:type="simple" xlink:href="https://www.libreoffice.org/about-us/licenses/" text:style-name="Internet_20_link" text:visited-style-name="Visited_20_Internet_20_Link"><text:span text:style-name="Internet_20_link"><text:span text:style-name="T21">www.libreoffice.org/about-us/licenses</text:span></text:span></text:a>) a the GNU Lesser General Public License (LGPL) 3.0+ (<text:a xlink:type="simple" xlink:href="https://www.gnu.org/licenses/lgpl-3.0.en.html" text:style-name="Internet_20_link" text:visited-style-name="Visited_20_Internet_20_Link"><text:span text:style-name="Internet_20_link">www.gnu.org/licenses/lgpl-3.0.en.</text:span></text:a><text:a xlink:type="simple" xlink:href="https://www.gnu.org/licenses/lgpl-3.0.en.html" text:style-name="Internet_20_link" text:visited-style-name="Visited_20_Internet_20_Link"><text:span text:style-name="Internet_20_link"><text:span text:style-name="T21">html</text:span></text:span></text:a>).</text:p>
      <text:h text:style-name="P57" text:outline-level="1"><text:bookmark-start text:name="__RefHeading__182224_780470623"/>Co to je „otevřený software“?<text:bookmark-end text:name="__RefHeading__182224_780470623"/></text:h>
      <text:p text:style-name="P35">Čtyři základní práva spojená s otevřeným softwarem byla poprvé formulována licencí GNU General Public License (GPL), kterou vytvořila Free Software Foundation:<text:bookmark-end text:name="__DdeLink__973_1511919030"/></text:p>
      <text:list xml:id="list2435176873" text:style-name="List_20_1">
        <text:list-item text:start-value="1">
          <text:p text:style-name="P66">Právo použít software pro jakýkoliv účel.</text:p>
        </text:list-item>
        <text:list-item>
          <text:p text:style-name="P66">Právo volného šíření softwaru buď zdarma, nebo za poplatek.</text:p>
        </text:list-item>
        <text:list-item>
          <text:p text:style-name="P66">Právo na přístup k úplnému zdrojovému kódu programu.</text:p>
        </text:list-item>
        <text:list-item>
          <text:p text:style-name="P66">Právo měnit kteroukoliv část zdrojového kódu nebo použít jeho části v jiných programech.</text:p>
        </text:list-item>
      </text:list>
      <text:p text:style-name="P17">Základní myšlenka otevřeného softwaru je velmi jednoduchá: Když uživatelé získají právo číst, šířit a upravovat zdrojový kód softwaru, bude se tento software vyvíjet. Uživatelé ho budou zlepšovat, přizpůsobovat a opravovat v něm chyby.</text:p>
      <text:p text:style-name="P17">Více informací o svobodném a otevřeném softwaru se nachází na stránkách:</text:p>
      <text:p text:style-name="P17"><text:alphabetical-index-mark text:string-value="Open Source Initiative (OSI) "/>Open Source Initiative (OSI): <text:a xlink:type="simple" xlink:href="http://www.opensource.org/" text:style-name="Internet_20_link" text:visited-style-name="Visited_20_Internet_20_Link"><text:span text:style-name="Internet_20_link"><text:span text:style-name="T21">www.opensource.org</text:span></text:span></text:a></text:p>
      <text:p text:style-name="P21"><text:alphabetical-index-mark text:string-value="Free Software Foundation (FSF) "/>Free Software Foundation (FSF):<text:span text:style-name="Internet_20_link"> </text:span><text:a xlink:type="simple" xlink:href="https://www.fsf.org/" text:style-name="Internet_20_link" text:visited-style-name="Visited_20_Internet_20_Link"><text:span text:style-name="Internet_20_link"><text:span text:style-name="T21">www.fsf.org</text:span></text:span></text:a></text:p>
      <text:h text:style-name="P57" text:outline-level="1"><text:bookmark-start text:name="__RefHeading__3272_1372004992"/>Co jsou „otevřené standardy“?<text:bookmark-end text:name="__RefHeading__3272_1372004992"/></text:h>
      <text:p text:style-name="P17">Otevřené standardy umožňují dělat něco, co je nezávislé na výrobci nebo dodavateli, čímž umožňují konkurenčním softwarovým produktům volně používat stejné formáty souborů. Příkladem otevřených standardů pro dokumenty jsou HTML, XML a ODF.</text:p>
      <text:p text:style-name="P35">Otevřený standard musí splňovat následující požadavky:</text:p>
      <text:list xml:id="list114019560743901" text:continue-numbering="true" text:style-name="List_20_1">
        <text:list-item>
          <text:p text:style-name="P66">Je dobře zdokumentovaný úplnou specifikací, která je veřejně dostupná buď zdarma nebo za minimální poplatek.</text:p>
        </text:list-item>
        <text:list-item>
          <text:p text:style-name="P66">Je ho možné volně kopírovat, distribuovat a používat. Duševní vlastnictví související se standardem je neodvolatelně dostupné bezplatně.</text:p>
        </text:list-item>
        <text:list-item>
          <text:p text:style-name="P66">Standardizuje se a udržuje se na nezávislém otevřeném fóru (také nazývaném „organizace pro standardy“) pomocí otevřeného procesu.</text:p>
        </text:list-item>
      </text:list>
      <text:h text:style-name="P57" text:outline-level="1"><text:bookmark-start text:name="__RefHeading__182226_780470623"/>Co je OpenDocument?<text:bookmark-end text:name="__RefHeading__182226_780470623"/></text:h>
      <text:p text:style-name="P17">Open Document Format (ODF) je formát souborů vytvořený na základě jazyka XML, určený pro kancelářské dokumenty (textové dokumenty, tabulkové sešity, kresby, prezentace a další typy dokumentů), který byl vyvinut nezávislou standardizační organizací OASIS (<text:a xlink:type="simple" xlink:href="http://www.oasis-open.org/who/" text:style-name="Internet_20_link" text:visited-style-name="Visited_20_Internet_20_Link"><text:span text:style-name="Internet_20_link"><text:span text:style-name="T21">www.oasis-open.org/who/</text:span></text:span></text:a>). Open Document Format verze 1.2 byl přijat Mezinárodní organizací pro normalizaci a pojmenován jako standard ISO/IEC 26300:2015<text:span text:style-name="T6"><text:note text:id="ftn1" text:note-class="footnote"><text:note-citation>1</text:note-citation><text:note-body><text:p text:style-name="P50"><text:a xlink:type="simple" xlink:href="http://www.iso.org/standard/66363.html" text:style-name="Internet_20_link" text:visited-style-name="Visited_20_Internet_20_Link"><text:span text:style-name="Internet_20_link"><text:span text:style-name="T21">www.iso.org/standard/66363.html</text:span></text:span></text:a><text:span text:style-name="T22">, </text:span><text:a xlink:type="simple" xlink:href="https://www.iso.org/standard/66375.html" text:style-name="Internet_20_link" text:visited-style-name="Visited_20_Internet_20_Link"><text:span text:style-name="Internet_20_link"><text:span text:style-name="T21">www.iso.org/standard/66375.html</text:span></text:span></text:a><text:span text:style-name="T22">, </text:span><text:span text:style-name="T21">a </text:span><text:a xlink:type="simple" xlink:href="https://www.iso.org/standard/66376.html" text:style-name="Internet_20_link" text:visited-style-name="Visited_20_Internet_20_Link"><text:span text:style-name="Internet_20_link"><text:span text:style-name="T21">www.iso.org/standard/66376.htm</text:span></text:span></text:a><text:a xlink:type="simple" xlink:href="https://www.iso.org/standard/66376.html" text:style-name="Internet_20_link" text:visited-style-name="Visited_20_Internet_20_Link"><text:span text:style-name="T21">l</text:span></text:a></text:p></text:note-body></text:note></text:span>.</text:p>
      <text:p text:style-name="P17">Na rozdíl od podobných formátů je ODF (ISO/IEC 26300:2015) otevřeným standardem. Je veřejně dostupný jako veřejné vlastnictví, bez licenčních, patentových a dalších omezení. Proto ODF soubory nejsou vázány na žádný kancelářský balík a aplikace, které s ním dokáží pracovat, může vytvořit kdokoli. Z tohoto důvodu se ODF rychle stal preferovaným formátem ve státních správách, školách a dalších společnostech, které nechtějí být příliš závislé na jednom dodavateli softwaru.</text:p>
      <text:p text:style-name="P17"><text:soft-page-break/>LibreOffice ve výchozím nastavení své soubory ukládá ve formátu ODF. LibreOffice 3 přijal verzi 1.2 tohoto standardu a LibreOffice 6 v jeho používání pokračuje. LibreOffice dokáže otevírat a ukládat dokumenty také v mnoha dalších formátech, jak je shrnuto níže.</text:p>
      <text:p text:style-name="P18">Úplný seznam formátů souborů, které LibreOffice umí číst a zapisovat do nich, se nachází na stránce <text:a xlink:type="simple" xlink:href="https://en.wikipedia.org/wiki/LibreOffice#Supported_file_formats" text:style-name="Internet_20_link" text:visited-style-name="Visited_20_Internet_20_Link"><text:span text:style-name="Internet_20_link"><text:span text:style-name="T29">www.en.wikipedia.org/wiki/LibreOffice#Supported_file_formats</text:span></text:span></text:a> </text:p>
      <text:h text:style-name="P62" text:outline-level="2"><text:bookmark-start text:name="__RefHeading__3274_1372004992"/>Přípony souborů formátu ODF<text:bookmark-end text:name="__RefHeading__3274_1372004992"/></text:h>
      <text:p text:style-name="P35">Nejčastěji používané přípony pro dokumenty formátu Open Document, jsou:</text:p>
      <text:p text:style-name="P27">*.odt pro textové dokumenty,</text:p>
      <text:p text:style-name="P27">*.ods pro tabulkové sešity,</text:p>
      <text:p text:style-name="P27">*.odp pro prezentace,</text:p>
      <text:p text:style-name="P27">*.odb pro databáze,</text:p>
      <text:p text:style-name="P27">*.odg pro grafiku (vektorová grafika),</text:p>
      <text:p text:style-name="P27">*.odc pro grafy,</text:p>
      <text:p text:style-name="P27">*.odf pro vzorce (vědecké vzorce a <text:s/>rovnice).</text:p>
      <text:h text:style-name="P57" text:outline-level="1"><text:bookmark-start text:name="__RefHeading__5835_1372004992"/>Formáty souborů, které LibreOffice dokáže otevírat<text:bookmark-end text:name="__RefHeading__5835_1372004992"/></text:h>
      <text:p text:style-name="P17">LibreOffice dokáže otevřít kromě souborů ve formátu ODF i soubory ve velkém množství dalších formátů, včetně formátu Portable Document Format (PDF).</text:p>
      <text:h text:style-name="P62" text:outline-level="2"><text:bookmark-start text:name="__RefHeading__182230_780470623"/>Otevírání <text:alphabetical-index-mark text:string-value="otevírání" text:key1="textové dokumenty"/>textových dokumentů<text:bookmark-end text:name="__RefHeading__182230_780470623"/></text:h>
      <text:p text:style-name="P35">Kromě souborů ve formátu ODF (.odt, .ott, .oth, .odm, a .fodt) dokáže Writer <text:alphabetical-index-mark text:string-value="importování souborů"/>otevírat soubory ve formátech používaných balíkem OpenOffice.org 1.x (.sxw, .stw, and .sxg), textové dokumenty ve formátech uvedených v následujícím seznamu, ale i další, již nepoužívané formáty:</text:p>
      <text:p text:style-name="P10">Microsoft Word 6.0/95/97/2000/XP/Mac) (.doc a .dot)<text:line-break/>Microsoft Word 2003 XML (.xml)<text:line-break/>Microsoft Word 2007/2010 XML (.docx, .docm, .dotx, .dotm)</text:p>
      <table:table table:name="Table1" table:style-name="Table1">
        <table:table-column table:style-name="Table1.A"/>
        <table:table-column table:style-name="Table1.B"/>
        <table:table-row>
          <table:table-cell table:style-name="Table1.A1" office:value-type="string">
            <text:p text:style-name="P10">Microsoft WinWord 5 (.doc)</text:p>
          </table:table-cell>
          <table:table-cell table:style-name="Table1.A1" office:value-type="string">
            <text:p text:style-name="P10">Dokument WordPerfect (.wpd)</text:p>
          </table:table-cell>
        </table:table-row>
        <table:table-row>
          <table:table-cell table:style-name="Table1.A1" office:value-type="string">
            <text:p text:style-name="P10">Microsoft Works (.wps)</text:p>
          </table:table-cell>
          <table:table-cell table:style-name="Table1.A1" office:value-type="string">
            <text:p text:style-name="P10">Lotus WordPro (.lwp)</text:p>
          </table:table-cell>
        </table:table-row>
        <table:table-row>
          <table:table-cell table:style-name="Table1.A1" office:value-type="string">
            <text:p text:style-name="P10">Dokument Abiword (.abw, .zabw)</text:p>
          </table:table-cell>
          <table:table-cell table:style-name="Table1.A1" office:value-type="string">
            <text:p text:style-name="P10">Dokument ClarisWorks/Appleworks (.cwk)</text:p>
          </table:table-cell>
        </table:table-row>
        <table:table-row>
          <table:table-cell table:style-name="Table1.A1" office:value-type="string">
            <text:p text:style-name="P11">Dokument MacWrite (.mw, .mcw)</text:p>
          </table:table-cell>
          <table:table-cell table:style-name="Table1.A1" office:value-type="string">
            <text:p text:style-name="P10">Formát Rich Text (.rtf)</text:p>
          </table:table-cell>
        </table:table-row>
        <table:table-row>
          <table:table-cell table:style-name="Table1.A1" office:value-type="string">
            <text:p text:style-name="P10">Text CSV (.csv a .txt)</text:p>
          </table:table-cell>
          <table:table-cell table:style-name="Table1.A1" office:value-type="string">
            <text:p text:style-name="P10">Formáty StarWriter (.sdw, .sgl, .vor)</text:p>
          </table:table-cell>
        </table:table-row>
        <table:table-row>
          <table:table-cell table:style-name="Table1.A1" office:value-type="string">
            <text:p text:style-name="P10">DocBook (.xml)</text:p>
          </table:table-cell>
          <table:table-cell table:style-name="Table1.A1" office:value-type="string">
            <text:p text:style-name="P10">Formát textu Unified Office (.uot, .uof)</text:p>
          </table:table-cell>
        </table:table-row>
        <table:table-row>
          <table:table-cell table:style-name="Table1.A1" office:value-type="string">
            <text:p text:style-name="P52">Dokument T602 (.602, .txt)</text:p>
          </table:table-cell>
          <table:table-cell table:style-name="Table1.A1" office:value-type="string">
            <text:p text:style-name="P10">Hangul WP 97 (.hwp)</text:p>
          </table:table-cell>
        </table:table-row>
        <table:table-row>
          <table:table-cell table:style-name="Table1.A1" office:value-type="string">
            <text:p text:style-name="P14">Apple Pages 4 (.pages)</text:p>
          </table:table-cell>
          <table:table-cell table:style-name="Table1.A1" office:value-type="string">
            <text:p text:style-name="P13">eBook (.pdb)</text:p>
          </table:table-cell>
        </table:table-row>
        <table:table-row>
          <table:table-cell table:style-name="Table1.A1" office:value-type="string">
            <text:p text:style-name="P12">Dokument HTML (.htm, .html)</text:p>
          </table:table-cell>
          <table:table-cell table:style-name="Table1.A1" office:value-type="string">
            <text:p text:style-name="P12"/>
          </table:table-cell>
        </table:table-row>
        <table:table-row>
          <table:table-cell table:style-name="Table1.A1" office:value-type="string">
            <text:p text:style-name="P28">… a mnoho dalších.</text:p>
          </table:table-cell>
          <table:table-cell table:style-name="Table1.A1" office:value-type="string">
            <text:p text:style-name="P27"/>
          </table:table-cell>
        </table:table-row>
      </table:table>
      <text:p text:style-name="P17">Většinu těchto typů LibreOffice automaticky rozpozná, proto je možné je otevírat bez ručního výběru typu dokumentu v dialogovém okně.</text:p>
      <text:p text:style-name="P17">Při otevírání souborů HTM nebo HTML (používaných jako webové stránky) LibreOffice přizpůsobí svůj modul Writer pro práci s těmito soubory.</text:p>
      <text:h text:style-name="P62" text:outline-level="2"><text:bookmark-start text:name="__RefHeading__182232_780470623"/><text:soft-page-break/>Otevírání <text:alphabetical-index-mark text:string-value="otevírání" text:key1="sešitů"/>tabulkových sešitů<text:bookmark-end text:name="__RefHeading__182232_780470623"/></text:h>
      <text:p text:style-name="P35">Kromě souborů ve formátu ODF (.ods, .ots a .fods) dokáže LibreOffice Calc otevřít i soubory ve formátech používaných kancelářským balíkem OpenOffice.org 1.x (.sxc a .stc) a následujících sešitů:</text:p>
      <text:p text:style-name="P28">Microsoft Excel 97/2000/XP (.xls, .xlw, a .xlt)<text:line-break/>Microsoft Excel 4.x–5.0/95 (.xls, .xlw, a .xlt)<text:line-break/>Microsoft Excel <text:span text:style-name="T16">97-</text:span>2003 (.xml)<text:line-break/>Microsoft Excel 2007-<text:span text:style-name="T16">365</text:span> (.xlsx, .xlsm, .xlt<text:span text:style-name="T25">x</text:span>, .xltm)<text:line-break/>Microsoft Excel 2007-2010 binary (.xlsb)<text:line-break/>Lotus 1-2-3 (.wk1, .wks, a .123)<text:line-break/>Data Interchange Format (.dif)<text:line-break/>Rich Text Format (.rtf)<text:line-break/>Text CSV (.csv a .txt)<text:line-break/>StarCalc formats (.sdc and .vor)<text:line-break/>dBASE (.dbf)<text:line-break/>SYLK (.slk)<text:line-break/>Unified Office Format spreadsheet (.uos, .uof)<text:line-break/>HTML Document (.htm a .html files, včetně Web page queries)<text:line-break/>Quattro Pro 6.0 (.wb2)<text:line-break/>Apple Numbers 2 (.numbers)<text:line-break/>… a mnoho dalších.</text:p>
      <text:h text:style-name="P62" text:outline-level="2"><text:bookmark-start text:name="__RefHeading__182234_780470623"/>Otevírání <text:alphabetical-index-mark text:string-value="otevírání" text:key1="soubory s grafikou"/>prezentací<text:bookmark-end text:name="__RefHeading__182234_780470623"/></text:h>
      <text:p text:style-name="P35">Kromě souborů ve formátu ODF (.odp, .odg, .otp a .fopd) dokáže LibreOffice Impress otevřít i soubory ve formátech používaných kancelářským balíkem OpenOffice.org 1.x (.sxi a .sti) a následujících souborů s prezentacemi:</text:p>
      <text:p text:style-name="P28">Microsoft PowerPoint 97/2000/XP (.ppt a .pot)<text:line-break/>Microsoft PowerPoint 2007-<text:span text:style-name="T17">365</text:span> (.pptx, .pptm, .potx, .potm)<text:line-break/>StarDraw a StarImpress (.sda, .sdd, .sdp, and .vor)<text:line-break/>Unified Office Format presentation (.uop, .uof)<text:line-break/>CGM – Computer Graphics Metafile (.cgm)<text:line-break/>Portable Document Format (.pdf)<text:line-break/>Apple Keynote 5 (.key)<text:line-break/>… a mnoho dalších.</text:p>
      <text:h text:style-name="P62" text:outline-level="2"><text:bookmark-start text:name="__RefHeading__182236_780470623"/>Otevírání <text:alphabetical-index-mark text:string-value="otevírání" text:key1="soubory s grafikou"/>grafických souborů<text:bookmark-end text:name="__RefHeading__182236_780470623"/></text:h>
      <text:p text:style-name="P17">Kromě souborů ve formátu ODF (.odg a .otg) dokáže LibreOffice Draw otevřít i soubory ve formátech používaných kancelářským balíkem OpenOffice.org 1.x (.sxd a .std) a soubory v následujících grafických formátech:</text:p>
      <text:p text:style-name="P27">Adobe Photoshop (*.psd)<text:line-break/>AutoCAD Interchange Format (*.dxf)<text:line-break/>Corel Draw (*.cdr)<text:line-break/>Corel Presentation Exchange (*.cmx)<text:line-break/>Microsoft Publisher 98-2010 (*.pub)<text:line-break/>Microsoft Visio 2000-2013 (*.vdx; *.vsd; *.vsdm; *.vsdx)<text:line-break/>WordPerfect Graphics (*.wpg)</text:p>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row>
          <table:table-cell table:style-name="Table4.A1" office:value-type="string">
            <text:p text:style-name="P5">BMP</text:p>
          </table:table-cell>
          <table:table-cell table:style-name="Table4.A1" office:value-type="string">
            <text:p text:style-name="P5">JPEG, JPG</text:p>
          </table:table-cell>
          <table:table-cell table:style-name="Table4.A1" office:value-type="string">
            <text:p text:style-name="P5">PCX</text:p>
          </table:table-cell>
          <table:table-cell table:style-name="Table4.A1" office:value-type="string">
            <text:p text:style-name="P5">RAS</text:p>
          </table:table-cell>
          <table:table-cell table:style-name="Table4.A1" office:value-type="string">
            <text:p text:style-name="P5">TGA</text:p>
          </table:table-cell>
          <table:table-cell table:style-name="Table4.A1" office:value-type="string">
            <text:p text:style-name="P5"/>
          </table:table-cell>
        </table:table-row>
        <table:table-row>
          <table:table-cell table:style-name="Table4.A1" office:value-type="string">
            <text:p text:style-name="P5">DXF</text:p>
          </table:table-cell>
          <table:table-cell table:style-name="Table4.A1" office:value-type="string">
            <text:p text:style-name="P5">MET</text:p>
          </table:table-cell>
          <table:table-cell table:style-name="Table4.A1" office:value-type="string">
            <text:p text:style-name="P5">PGM</text:p>
          </table:table-cell>
          <table:table-cell table:style-name="Table4.A1" office:value-type="string">
            <text:p text:style-name="P5">SDA</text:p>
          </table:table-cell>
          <table:table-cell table:style-name="Table4.A1" office:value-type="string">
            <text:p text:style-name="P5">TIF, TIFF</text:p>
          </table:table-cell>
          <table:table-cell table:style-name="Table4.A1" office:value-type="string">
            <text:p text:style-name="P5"/>
          </table:table-cell>
        </table:table-row>
        <table:table-row>
          <table:table-cell table:style-name="Table4.A1" office:value-type="string">
            <text:p text:style-name="P5">EMF</text:p>
          </table:table-cell>
          <table:table-cell table:style-name="Table4.A1" office:value-type="string">
            <text:p text:style-name="P5">PBM</text:p>
          </table:table-cell>
          <table:table-cell table:style-name="Table4.A1" office:value-type="string">
            <text:p text:style-name="P5">PNG</text:p>
          </table:table-cell>
          <table:table-cell table:style-name="Table4.A1" office:value-type="string">
            <text:p text:style-name="P5">SDD</text:p>
          </table:table-cell>
          <table:table-cell table:style-name="Table4.A1" office:value-type="string">
            <text:p text:style-name="P5">WMF</text:p>
          </table:table-cell>
          <table:table-cell table:style-name="Table4.A1" office:value-type="string">
            <text:p text:style-name="P5"/>
          </table:table-cell>
        </table:table-row>
        <table:table-row>
          <table:table-cell table:style-name="Table4.A1" office:value-type="string">
            <text:p text:style-name="P5">EPS</text:p>
          </table:table-cell>
          <table:table-cell table:style-name="Table4.A1" office:value-type="string">
            <text:p text:style-name="P5">PCD</text:p>
          </table:table-cell>
          <table:table-cell table:style-name="Table4.A1" office:value-type="string">
            <text:p text:style-name="P5">PPM</text:p>
          </table:table-cell>
          <table:table-cell table:style-name="Table4.A1" office:value-type="string">
            <text:p text:style-name="P5">S<text:span text:style-name="T25">VG</text:span></text:p>
          </table:table-cell>
          <table:table-cell table:style-name="Table4.A1" office:value-type="string">
            <text:p text:style-name="P5">XBM</text:p>
          </table:table-cell>
          <table:table-cell table:style-name="Table4.A1" office:value-type="string">
            <text:p text:style-name="P5"/>
          </table:table-cell>
        </table:table-row>
        <table:table-row table:style-name="Table4.5">
          <table:table-cell table:style-name="Table4.A1" office:value-type="string">
            <text:p text:style-name="P5">GIF</text:p>
          </table:table-cell>
          <table:table-cell table:style-name="Table4.A1" office:value-type="string">
            <text:p text:style-name="P5">PCT</text:p>
          </table:table-cell>
          <table:table-cell table:style-name="Table4.A1" office:value-type="string">
            <text:p text:style-name="P5">PSD</text:p>
          </table:table-cell>
          <table:table-cell table:style-name="Table4.A1" office:value-type="string">
            <text:p text:style-name="P5">SVM</text:p>
          </table:table-cell>
          <table:table-cell table:style-name="Table4.A1" office:value-type="string">
            <text:p text:style-name="P5">XPM</text:p>
          </table:table-cell>
          <table:table-cell table:style-name="Table4.A1" office:value-type="string">
            <text:p text:style-name="P5"/>
          </table:table-cell>
        </table:table-row>
      </table:table>
      <text:h text:style-name="P62" text:outline-level="2"><text:bookmark-start text:name="__RefHeading__182238_780470623"/><text:soft-page-break/>Otevírání <text:alphabetical-index-mark text:string-value="soubory se vzorci, otevírání"/>souborů se vzorci<text:bookmark-end text:name="__RefHeading__182238_780470623"/></text:h>
      <text:p text:style-name="P17">Kromě souborů ve formátu ODF (.odf) dokáže LibreOffice Math otevřít i soubory ve formátu používaném kancelářským balíkem OpenOffice.org 1.x (.sxm) a soubory ve formátu StarMath, (.smf) a MathML (.mml).</text:p>
      <text:p text:style-name="P17">Při otevírání dokumentů aplikace Word s vloženým objektem editoru vzorců a se zaškrtnutou příslušnou volbou (<text:span text:style-name="Strong_20_Emphasis">MathType na LibreOffice Math nebo naopak</text:span>) na kartě <text:span text:style-name="Strong_20_Emphasis">Nástroje &gt; Možnosti &gt; Načítání/ukládání &gt; Microsoft Office</text:span> se tento objekt automaticky převede na objekt aplikace LibreOffice Math.</text:p>
      <text:h text:style-name="P57" text:outline-level="1"><text:bookmark-start text:name="__RefHeading__182240_780470623"/>Formáty souborů, které LibreOffice dokáže zapisovat<text:bookmark-end text:name="__RefHeading__182240_780470623"/></text:h>
      <text:p text:style-name="P17">Uložení ve formátu ODF zaručuje správné zobrazení souboru po přenosu jiné osobě nebo při opětovném otevření pozdější verzí LibreOffice nebo jiným programem. Proto se velmi doporučuje používat ODF jako výchozí formát souborů. Pokud však chceme, můžeme soubory ukládat i do jiných formátů.</text:p>
      <text:list xml:id="list786793908" text:style-name="Heading_20_Tip">
        <text:list-item>
          <text:p text:style-name="P65">Tip</text:p>
        </text:list-item>
      </text:list>
      <text:p text:style-name="P26">Při sdílení dokumentu, při kterém neočekáváme nebo nechceme jeho další úpravu, je doporučovaný způsob export dokumentu do formátu PDF. LibreOffice poskytuje přímý export do PDF. Více informací se nachází v kapitole 10 Tisk, exportování, odesílání a podepisování dokumentů<text:span text:style-name="T18"/><text:span text:style-name="T18"/>.</text:p>
      <text:h text:style-name="P62" text:outline-level="2"><text:bookmark-start text:name="__RefHeading__182242_780470623"/>Ukládání textových dokumentů<text:bookmark-end text:name="__RefHeading__182242_780470623"/></text:h>
      <text:p text:style-name="P35">Kromě formátu souborů ODF (.odt, .ott a .fodt) podporuje LibreOffice Writer při ukládání tyto formáty:</text:p>
      <table:table table:name="Table5" table:style-name="Table5">
        <table:table-column table:style-name="Table5.A"/>
        <table:table-column table:style-name="Table5.B"/>
        <table:table-row>
          <table:table-cell table:style-name="Table5.A1" office:value-type="string">
            <text:p text:style-name="P45">Office Open XML Text (.docx)</text:p>
          </table:table-cell>
          <table:table-cell table:style-name="Table5.A1" office:value-type="string">
            <text:p text:style-name="P40"><text:span text:style-name="T15">Microsoft Word 2007–</text:span><text:span text:style-name="T10">3</text:span><text:span text:style-name="T11">65</text:span><text:span text:style-name="T15"> (.docx, .dotx)</text:span></text:p>
          </table:table-cell>
        </table:table-row>
        <table:table-row>
          <table:table-cell table:style-name="Table5.A1" office:value-type="string">
            <text:p text:style-name="P46">Microsoft Word 97–2003 (.doc)</text:p>
          </table:table-cell>
          <table:table-cell table:style-name="Table5.A1" office:value-type="string">
            <text:p text:style-name="P41">Microsoft Word 2003 XML (.xml)</text:p>
          </table:table-cell>
        </table:table-row>
        <table:table-row>
          <table:table-cell table:style-name="Table5.A1" office:value-type="string">
            <text:p text:style-name="P47">Formát Rich Text (.rtf)</text:p>
          </table:table-cell>
          <table:table-cell table:style-name="Table5.A1" office:value-type="string">
            <text:p text:style-name="P42">Text (.txt)</text:p>
          </table:table-cell>
        </table:table-row>
        <table:table-row>
          <table:table-cell table:style-name="Table5.A1" office:value-type="string">
            <text:p text:style-name="P47">Kódovaný text (.txt)</text:p>
          </table:table-cell>
          <table:table-cell table:style-name="Table5.A1" office:value-type="string">
            <text:p text:style-name="P42">Formát textu Unified Office (.uot, .uof)</text:p>
          </table:table-cell>
        </table:table-row>
        <table:table-row>
          <table:table-cell table:style-name="Table5.A1" office:value-type="string">
            <text:p text:style-name="P47">Dokument HTML (.html a .htm)</text:p>
          </table:table-cell>
          <table:table-cell table:style-name="Table5.A1" office:value-type="string">
            <text:p text:style-name="P42">DocBook (.xml)</text:p>
          </table:table-cell>
        </table:table-row>
      </table:table>
      <text:p text:style-name="P17">Podpora šifrování, která je součástí exportního filtru pro formát Microsoft Word 97/2000/XP, umožňuje ukládání souborů aplikace Microsoft Word s ochranou heslem.</text:p>
      <text:list xml:id="list114020175979871" text:continue-list="list2316253525" text:style-name="Heading_20_Note">
        <text:list-item>
          <text:p text:style-name="P64">Poznámka</text:p>
        </text:list-item>
      </text:list>
      <text:p text:style-name="P26">Formát .rtf je běžný formát pro přenos textu mezi aplikacemi, ale může při něm dojít ke ztrátě formátování a obrázků. Z tohoto důvodu je vhodnější použít jiné formáty.</text:p>
      <text:h text:style-name="P62" text:outline-level="2"><text:bookmark-start text:name="__RefHeading__182244_780470623"/>Ukládání tabulkových souborů<text:bookmark-end text:name="__RefHeading__182244_780470623"/></text:h>
      <text:p text:style-name="P35"><text:alphabetical-index-mark text:string-value="ukládání" text:key1="sešitů"/>Kromě formátu souborů ODF (.ods, .ots a .fods) podporuje LibreOffice Writer při ukládání tyto formáty:</text:p>
      <table:table table:name="Table6" table:style-name="Table6">
        <table:table-column table:style-name="Table6.A"/>
        <table:table-column table:style-name="Table6.B"/>
        <table:table-row>
          <table:table-cell table:style-name="Table6.A1" office:value-type="string">
            <text:p text:style-name="P43">Sešit Office Open XML (.xlsx)</text:p>
          </table:table-cell>
          <table:table-cell table:style-name="Table6.A1" office:value-type="string">
            <text:p text:style-name="P39">Data Interchange Format (.dif)</text:p>
          </table:table-cell>
        </table:table-row>
        <table:table-row>
          <table:table-cell table:style-name="Table6.A1" office:value-type="string">
            <text:p text:style-name="P43">Microsoft Excel 2007–<text:span text:style-name="T12">365</text:span> XML (.xlsx)</text:p>
          </table:table-cell>
          <table:table-cell table:style-name="Table6.A1" office:value-type="string">
            <text:p text:style-name="P39">dBase (.dbf)</text:p>
          </table:table-cell>
        </table:table-row>
        <table:table-row>
          <table:table-cell table:style-name="Table6.A1" office:value-type="string">
            <text:p text:style-name="P44">Microsoft Excel 97–2003 (.xls a .xlw)</text:p>
          </table:table-cell>
          <table:table-cell table:style-name="Table6.A1" office:value-type="string">
            <text:p text:style-name="P39">SYLK (.slk)</text:p>
          </table:table-cell>
        </table:table-row>
        <table:table-row table:style-name="Table6.4">
          <table:table-cell table:style-name="Table6.A1" office:value-type="string">
            <text:p text:style-name="P44">Šablona Microsoft Excel 97–2003 (.xlt)</text:p>
          </table:table-cell>
          <table:table-cell table:style-name="Table6.A1" office:value-type="string">
            <text:p text:style-name="P39">Text CSV (.csv a .txt)</text:p>
          </table:table-cell>
        </table:table-row>
        <table:table-row>
          <table:table-cell table:style-name="Table6.A1" office:value-type="string">
            <text:p text:style-name="P44">Microsoft Excel 2003 XML (.xml)</text:p>
          </table:table-cell>
          <table:table-cell table:style-name="Table6.A1" office:value-type="string">
            <text:p text:style-name="P39">Formát sešitu Unified Office (.uos)</text:p>
          </table:table-cell>
        </table:table-row>
        <table:table-row>
          <table:table-cell table:style-name="Table6.A1" office:value-type="string">
            <text:p text:style-name="P44">HTML Document (Calc) (.html a .htm)</text:p>
          </table:table-cell>
          <table:table-cell table:style-name="Table6.A1" office:value-type="string">
            <text:p text:style-name="P48"/>
          </table:table-cell>
        </table:table-row>
      </table:table>
      <text:h text:style-name="P63" text:outline-level="2"><text:bookmark-start text:name="__RefHeading__182246_780470623"/><text:soft-page-break/>Ukládání prezentací<text:bookmark-end text:name="__RefHeading__182246_780470623"/></text:h>
      <text:p text:style-name="P35"><text:alphabetical-index-mark text:string-value="ukládání" text:key1="prezentace"/>Kromě formátu souborů ODF (.odp, .otp a .fodp a .odg) podporuje LibreOffice Writer při ukládání tyto formáty:</text:p>
      <text:p text:style-name="P29">Microsoft PowerPoint 2007–<text:span text:style-name="T13">365</text:span> (.pptx, .potm)<text:line-break/>Microsoft PowerPoint 2007–<text:span text:style-name="T13">365</text:span> AutoPlay (.ppsx)<text:line-break/>Microsoft PowerPoint 97–2003 (.ppt)<text:line-break/>Microsoft PowerPoint 97–2003 Template (.pot)<text:line-break/>Microsoft PowerPoint 97–2003 AutoPlay (.pps)<text:line-break/>Office Open XML Presentation (.pptx, .potm, .ppsx)<text:line-break/>Formát prezentace Unified Office (.uop)</text:p>
      <text:p text:style-name="P24">Impress dokáže exportovat i do formátu Macromedia Flash (SWF) a dalších formátů, které používá modul Draw.</text:p>
      <text:h text:style-name="P62" text:outline-level="2"><text:bookmark-start text:name="__RefHeading__182248_780470623"/>Ukládání kreseb<text:bookmark-end text:name="__RefHeading__182248_780470623"/></text:h>
      <text:p text:style-name="P17"><text:alphabetical-index-mark text:string-value="ukládání" text:key1="soubory s grafikou"/>Draw při ukládání podporuje formát Open Document Drawing (.odg, .otg, a .fodg).</text:p>
      <text:p text:style-name="P25">Draw dokáže exportovat do formátu MacroMedia Flash (.swf) a jakéhokoliv <text:span text:style-name="T28">z </text:span><text:span text:style-name="T27">následujících grafických formátů: </text:span>BMP, EMF, EPS, GIF, JPEG, PNG, SVG, TIFF <text:span text:style-name="T27">a </text:span>WMF.</text:p>
      <text:h text:style-name="P62" text:outline-level="2"><text:bookmark-start text:name="__RefHeading__182250_780470623"/>LibreOffice Writer/Web při ukládání podporuje tyto formáty<text:bookmark-end text:name="__RefHeading__182250_780470623"/></text:h>
      <text:p text:style-name="P27">Dokument HTML (.html a .htm), jako HTML 4.0 Transitional<text:line-break/>Text a kódovaný text (LibreOffice Writer/Web) (.txt)</text:p>
      <text:h text:style-name="P57" text:outline-level="1"><text:bookmark-start text:name="__RefHeading__184177_780470623"/>Export do jiných formátů<text:bookmark-end text:name="__RefHeading__184177_780470623"/></text:h>
      <text:p text:style-name="P17">Na rozdíl od příkazu „Uložit jako“ používá LibreOffice termín „export“ k vytvoření nového souboru s jiným formátem, aniž by opustil aktuální obsah a formát souboru. Pokud nenajdeme typ souboru v dialogovém okně „Uložit jako“, je třeba se podívat na další typy v dialogovém okně „Export“.</text:p>
      <text:p text:style-name="P22">PDF je dobře známý exportní formát od OpenOffice.org 1.5 a EPUB je nový formát pro export od LibreOffice 6.0. <text:span text:style-name="T19">Více informací o exportních formátech se nachází v kapitole 10 Tisk, exportování, odesílání a podepisování dokumentů.</text:span><text:span text:style-name="T26"/><text:span text:style-name="T19"/></text:p>
      <text:p text:style-name="P20">LibreOffice také <text:span text:style-name="T19"/>při exportu podporuje formáty HTML a XHTML. Pro publikování na serveru Wiki exportujeme dokumenty ve formátu MediaWiki (.txt). Kromě toho moduly Draw a Impress dokáží exportovat do Adobe Flash (SWF) a mnoha obrázkových formátů.</text:p>
      <text:p text:style-name="P17"><text:bookmark-start text:name="__RefHeading__5648_15665686441"/>Pokud chceme exportovat do jednoho z těchto formátů, použijeme položku hlavní nabídky <text:span text:style-name="Strong_20_Emphasis">Soubor &gt; Exportovat</text:span>.  V dialogovém okně „Exportovat“ určíme název exportovaného dokumentu, pak zvolíme požadovaný formát v <text:span text:style-name="T26"/>seznamu „Formát souboru“ a stiskneme tlačítko <text:span text:style-name="Strong_20_Emphasis">Exportovat</text:span> <text:span text:style-name="T26">nebo </text:span><text:span text:style-name="Strong_20_Emphasis"><text:span text:style-name="T26">Uložit</text:span></text:span><text:span text:style-name="T26"> </text:span><text:span text:style-name="T26"/>.<text:bookmark-end text:name="__RefHeading__5648_15665686441"/></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fab5a6"/>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0fd74fb"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Export do jiných formátů</text:chapter> <text:span text:style-name="MT1">| </text:span><text:page-number text:select-page="current">9</text:page-number></text:p>
      </style:footer>
      <style:footer-left>
        <text:p text:style-name="Footer"><text:page-number text:select-page="current">8</text:page-number><text:s/><text:span text:style-name="MT2">| </text:span><text:chapter text:display="name" text:outline-level="1">Formáty souborů, které LibreOffice dokáže zapisovat</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Příloha B Otevřený software, otevřené standardy, OpenDocument</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Příloha B Otevřený software, otevřené standardy, OpenDocument</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2-11T19:25:24.390676000</meta:creation-date>
    <meta:editing-duration>P1DT1H39M42S</meta:editing-duration>
    <meta:editing-cycles>74</meta:editing-cycles>
    <meta:generator>LibreOffice/6.4.0.3$Windows_X86_64 LibreOffice_project/b0a288ab3d2d4774cb44b62f04d5d28733ac6df8</meta:generator>
    <dc:title>Příloha B Otevřený software, otevřené standardy, OpenDocument</dc:title>
    <meta:initial-creator>Jean Weber</meta:initial-creator>
    <dc:date>2020-02-29T11:40:19.291000000</dc:date>
    <dc:creator>kees kriek</dc:creator>
    <meta:document-statistic meta:table-count="7" meta:image-count="1" meta:object-count="0" meta:page-count="9" meta:paragraph-count="231" meta:word-count="2534" meta:character-count="16709" meta:non-whitespace-character-count="14411"/>
    <meta:template xlink:type="simple" xlink:actuate="onRequest" xlink:title="LO_6.0_Chapter_Template" xlink:href="../../../Documents/.config/libreoffice/4/user/template/LO_6.0_Chapter_Template.ott" meta:date="2018-05-18T16:58:07.217000000"/>
  </office:meta>
</office:document-meta>
</file>